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5c1a8" officeooo:paragraph-rsid="0025c1a8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3028f0"/>
    </style:style>
    <style:style style:name="P5" style:family="paragraph" style:parent-style-name="Text_20_body">
      <style:text-properties officeooo:rsid="0025c1a8" officeooo:paragraph-rsid="0025c1a8"/>
    </style:style>
    <style:style style:name="P6" style:family="paragraph" style:parent-style-name="Heading_20_1">
      <style:text-properties officeooo:rsid="002cc094" officeooo:paragraph-rsid="002cc094"/>
    </style:style>
    <style:style style:name="P7" style:family="paragraph" style:parent-style-name="Text_20_body">
      <style:text-properties officeooo:paragraph-rsid="002cc094"/>
    </style:style>
    <style:style style:name="T1" style:family="text">
      <style:text-properties officeooo:rsid="0025c1a8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derstanding Percent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The <text:span text:style-name="T1">answer the </text:span>following <text:span text:style-name="T1">problems</text:span> from Section 6.1 of the textbook: 5, 6, 7, 21, 22, and 23.</text:p>
        <text:p text:style-name="Text_20_body">For reference, the text of the problems are duplicated below. </text:p>
        <text:p text:style-name="Text_20_body">In the following exercises, rewrite the percent in decimal form.</text:p>
        <text:p text:style-name="Text_20_body">5. 18%</text:p>
        <text:p text:style-name="Text_20_body">6. 9%</text:p>
        <text:p text:style-name="Text_20_body">7. 71.2%</text:p>
        <text:p text:style-name="Text_20_body">21. 36 people in a village of 150 want to install a new splash pad at the local playground. What percent of the village wants to install the new splash pad?</text:p>
        <text:p text:style-name="Text_20_body">22. Mitena is enrolled in a movie appreciation course. There are 84 students (including Mitena) in the course. After having the students fill out a survey, the professor informs the students that 45.2% chose horror as their favorite movie genre. How many students in Mitena’s class chose horror as their favorite movie genre? Round off to the nearest integer.</text:p>
        <text:p text:style-name="Text_20_body">23. Jadyn’s dorm has a “Rick and Morty night” every Wednesday during the semester. One Wednesday, 27 students from the dorm come to watch the TV show Rick and Morty. Jadyn knows this is 30% of the dorm’s residents. How many students reside in the dorm?</text:p>
      </text:section>
      <text:section text:style-name="Sect2" text:name="Answer Section">
        <text:h text:style-name="P4" text:outline-level="1">Answer Key</text:h>
        <text:p text:style-name="P5">5. 0.18</text:p>
        <text:p text:style-name="P5">6. 0.09</text:p>
        <text:p text:style-name="P5">7. 0.712</text:p>
        <text:p text:style-name="P5">21. 24%</text:p>
        <text:p text:style-name="P5">22. 38 students</text:p>
        <text:p text:style-name="P5">23. 90 students</text:p>
      </text:section>
      <text:section text:style-name="Sect1" text:name="Feedback Section">
        <text:h text:style-name="P6" text:outline-level="1">Student Feedback Templates</text:h>
        <text:p text:style-name="P7">#5 should be 0.18</text:p>
        <text:p text:style-name="P7">#6 should be 0.09</text:p>
        <text:p text:style-name="P7">#7 should be 0.712</text:p>
        <text:p text:style-name="P7">#21 should be 24% (36 / 180 = 0.24 or 24%)</text:p>
        <text:p text:style-name="P7"><text:soft-page-break/>#22 should be 38 students (84 * 0.452 = 37.968, round up to 38)</text:p>
        <text:p text:style-name="P7">#23 should be 90 students (27 / 0.3 = 90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4:48:07.292000000</meta:creation-date>
    <meta:editing-duration>PT19M10S</meta:editing-duration>
    <meta:editing-cycles>7</meta:editing-cycles>
    <meta:generator>LibreOffice/24.8.2.1$Windows_x86 LibreOffice_project/0f794b6e29741098670a3b95d60478a65d05ef13</meta:generator>
    <dc:date>2024-11-06T22:27:23.461000000</dc:date>
    <meta:print-date>2024-11-06T22:15:33.945000000</meta:print-date>
    <dc:title>Understanding Percents</dc:title>
    <meta:printed-by>PDF files</meta:printed-by>
    <meta:document-statistic meta:table-count="0" meta:image-count="0" meta:object-count="0" meta:page-count="2" meta:paragraph-count="27" meta:word-count="258" meta:character-count="1449" meta:non-whitespace-character-count="1217"/>
    <meta:template xlink:type="simple" xlink:actuate="onRequest" xlink:title="Math Worksheet" xlink:href="../../../../PortableApps/LibreOfficePortable/Data/settings/user/template/Math%20Worksheet.ott" meta:date="2024-11-06T14:48:07.103000000"/>
  </office:meta>
</office:document-meta>
</file>